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806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3.695cm"/>
    </style:style>
    <style:style style:name="co13" style:family="table-column">
      <style:table-column-properties fo:break-before="auto" style:column-width="3.639cm"/>
    </style:style>
    <style:style style:name="co14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2">
      <style:table-cell-properties fo:background-color="#e6e6e6" fo:border="0.002cm solid #000000"/>
      <style:text-properties style:font-name="Arial" style:font-name-asian="Nimbus Sans L" style:font-name-complex="Nimbus Sans L"/>
    </style:style>
    <style:style style:name="ce6" style:family="table-cell" style:parent-style-name="Default">
      <style:table-cell-properties fo:background-color="#c0c0c0" fo:border="0.002cm solid #000000"/>
    </style:style>
    <style:style style:name="ce7" style:family="table-cell" style:parent-style-name="Default" style:data-style-name="N1">
      <style:table-cell-properties fo:background-color="#c0c0c0" fo:border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#e6e6e6" fo:border="0.002cm solid #000000"/>
    </style:style>
    <style:style style:name="ce10" style:family="table-cell" style:parent-style-name="Default">
      <style:table-cell-properties fo:background-color="#e6e6e6" fo:border="0.002cm solid #000000"/>
    </style:style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e6e6e6" fo:border="0.002cm solid #000000"/>
      <style:text-properties style:font-name="Arial" style:font-name-asian="Nimbus Sans L" style:font-name-complex="Nimbus Sans L"/>
    </style:style>
    <style:style style:name="ce13" style:family="table-cell" style:parent-style-name="Default" style:data-style-name="N1">
      <style:table-cell-properties fo:background-color="#c0c0c0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4" table:default-cell-style-name="Default"/>
        <table:table-column table:style-name="co8" table:number-columns-repeated="1010" table:default-cell-style-name="Default"/>
        <table:table-row table:style-name="ro2">
          <table:table-cell table:style-name="ce1" office:value-type="string">
            <text:p>Player weapons</text:p>
          </table:table-cell>
          <table:table-cell table:number-columns-repeated="4"/>
          <table:table-cell table:style-name="Default" table:number-columns-repeated="7"/>
          <table:table-cell/>
          <table:table-cell table:style-name="ce3" table:number-columns-repeated="1010"/>
        </table:table-row>
        <table:table-row table:style-name="ro1"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ReloadTime</text:p>
          </table:table-cell>
          <table:table-cell table:style-name="ce2" office:value-type="string">
            <text:p>DPS Mod</text:p>
          </table:table-cell>
          <table:table-cell table:style-name="ce2" office:value-type="string">
            <text:p>COST Mod</text:p>
          </table:table-cell>
          <table:table-cell table:style-name="ce7" office:value-type="string">
            <text:p>EnergyCost</text:p>
          </table:table-cell>
          <table:table-cell table:style-name="ce7" office:value-type="string">
            <text:p>DPS</text:p>
          </table:table-cell>
          <table:table-cell table:style-name="ce7" office:value-type="string">
            <text:p>Average DPS</text:p>
          </table:table-cell>
          <table:table-cell table:style-name="Default"/>
          <table:table-cell table:style-name="ce7" office:value-type="string">
            <text:p>Total Average DPS</text:p>
          </table:table-cell>
          <table:table-cell table:style-name="ce7" office:value-type="string">
            <text:p>Average enemy HP</text:p>
          </table:table-cell>
          <table:table-cell table:style-name="ce7" office:value-type="string">
            <text:p>Low levels AEHP</text:p>
          </table:table-cell>
          <table:table-cell table:style-name="ce7" office:value-type="string">
            <text:p>High levels AEHP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Guns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ce8"/>
          <table:table-cell table:number-columns-repeated="1010"/>
        </table:table-row>
        <table:table-row table:style-name="ro1">
          <table:table-cell table:style-name="ce4" office:value-type="string">
            <text:p>MicroGun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table:formula="of:=([.G4]/[.D4] *[.E4])/10" office:value-type="float" office:value="12">
            <text:p>12</text:p>
          </table:table-cell>
          <table:table-cell table:style-name="ce9" table:formula="of:=60/([.C4]+1) * [.B4] * [.D4]" office:value-type="float" office:value="240">
            <text:p>240</text:p>
          </table:table-cell>
          <table:table-cell table:style-name="ce9" table:formula="of:=AVERAGE([.G4:.G10])" office:value-type="float" office:value="411.428571428572">
            <text:p>411</text:p>
          </table:table-cell>
          <table:table-cell table:style-name="ce11" office:value-type="string">
            <text:p>MK1</text:p>
          </table:table-cell>
          <table:table-cell table:style-name="ce9" table:formula="of:=[.H4]+[.H12]" office:value-type="float" office:value="856.238479262673">
            <text:p>856</text:p>
          </table:table-cell>
          <table:table-cell table:style-name="ce9" table:formula="of:=([.J4]*60)/[.$A$26]" office:value-type="float" office:value="450.65183119088">
            <text:p>451</text:p>
          </table:table-cell>
          <table:table-cell table:style-name="ce9" table:formula="of:=[.K4]*[.$A$20]" office:value-type="float" office:value="356.766033026114">
            <text:p>357</text:p>
          </table:table-cell>
          <table:table-cell table:style-name="ce12" table:formula="of:=[.K4]*[.$A$23]" office:value-type="float" office:value="619.646267887461">
            <text:p>62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DualMicroGun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,1</text:p>
          </table:table-cell>
          <table:table-cell table:style-name="ce9" table:formula="of:=([.G5]/[.D5] *[.E5])/10" office:value-type="float" office:value="26.4">
            <text:p>26</text:p>
          </table:table-cell>
          <table:table-cell table:style-name="ce9" table:formula="of:=60/([.C5]+1) * [.B5] * [.D5]" office:value-type="float" office:value="480">
            <text:p>480</text:p>
          </table:table-cell>
          <table:table-cell/>
          <table:table-cell table:style-name="ce3" office:value-type="string">
            <text:p>MK2</text:p>
          </table:table-cell>
          <table:table-cell table:style-name="ce12" table:formula="of:=[.H4]+[.H12]*2" office:value-type="float" office:value="1301.04838709677">
            <text:p>1301</text:p>
          </table:table-cell>
          <table:table-cell table:style-name="ce9" table:formula="of:=([.J5]*60)/[.$A$26]" office:value-type="float" office:value="684.762308998302">
            <text:p>685</text:p>
          </table:table-cell>
          <table:table-cell table:style-name="ce9" table:formula="of:=[.K5]*[.$A$20]" office:value-type="float" office:value="542.103494623656">
            <text:p>542</text:p>
          </table:table-cell>
          <table:table-cell table:style-name="ce12" table:formula="of:=[.K5]*[.$A$23]" office:value-type="float" office:value="941.548174872666">
            <text:p>94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TripleMicroGun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,1</text:p>
          </table:table-cell>
          <table:table-cell table:style-name="ce9" table:formula="of:=([.G6]/[.D6] *[.E6])/10" office:value-type="float" office:value="39.6">
            <text:p>40</text:p>
          </table:table-cell>
          <table:table-cell table:style-name="ce9" table:formula="of:=60/([.C6]+1) * [.B6] * [.D6]" office:value-type="float" office:value="720">
            <text:p>720</text:p>
          </table:table-cell>
          <table:table-cell/>
          <table:table-cell table:style-name="ce3" office:value-type="string">
            <text:p>MK3</text:p>
          </table:table-cell>
          <table:table-cell table:style-name="ce12" table:formula="of:=[.H4]+[.H12]*3" office:value-type="float" office:value="1745.85829493088">
            <text:p>1746</text:p>
          </table:table-cell>
          <table:table-cell table:style-name="ce9" table:formula="of:=([.J6]*60)/[.$A$26]" office:value-type="float" office:value="918.872786805724">
            <text:p>919</text:p>
          </table:table-cell>
          <table:table-cell table:style-name="ce9" table:formula="of:=[.K6]*[.$A$20]" office:value-type="float" office:value="727.440956221198">
            <text:p>727</text:p>
          </table:table-cell>
          <table:table-cell table:style-name="ce12" table:formula="of:=[.K6]*[.$A$23]" office:value-type="float" office:value="1263.45008185787">
            <text:p>1263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igu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table:formula="of:=([.G7]/[.D7] *[.E7])/10" office:value-type="float" office:value="15">
            <text:p>15</text:p>
          </table:table-cell>
          <table:table-cell table:style-name="ce9" table:formula="of:=60/([.C7]+1) * [.B7] * [.D7]" office:value-type="float" office:value="300">
            <text:p>300</text:p>
          </table:table-cell>
          <table:table-cell/>
          <table:table-cell table:style-name="ce3" office:value-type="string">
            <text:p>MK4</text:p>
          </table:table-cell>
          <table:table-cell table:style-name="ce12" table:formula="of:=[.H4]+[.H12]*4" office:value-type="float" office:value="2190.66820276498">
            <text:p>2191</text:p>
          </table:table-cell>
          <table:table-cell table:style-name="ce9" table:formula="of:=([.J7]*60)/[.$A$26]" office:value-type="float" office:value="1152.98326461315">
            <text:p>1153</text:p>
          </table:table-cell>
          <table:table-cell table:style-name="ce9" table:formula="of:=[.K7]*[.$A$20]" office:value-type="float" office:value="912.77841781874">
            <text:p>913</text:p>
          </table:table-cell>
          <table:table-cell table:style-name="ce12" table:formula="of:=[.K7]*[.$A$23]" office:value-type="float" office:value="1585.35198884308">
            <text:p>1585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ultigu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,1</text:p>
          </table:table-cell>
          <table:table-cell table:style-name="ce9" table:formula="of:=([.G8]/[.D8] *[.E8])/10" office:value-type="float" office:value="16.5">
            <text:p>17</text:p>
          </table:table-cell>
          <table:table-cell table:style-name="ce9" table:formula="of:=60/([.C8]+1) * [.B8] * [.D8]" office:value-type="float" office:value="300">
            <text:p>300</text:p>
          </table:table-cell>
          <table:table-cell/>
          <table:table-cell table:style-name="ce3" office:value-type="string">
            <text:p>MK5</text:p>
          </table:table-cell>
          <table:table-cell table:style-name="ce12" table:formula="of:=[.H4]+[.H12]*5" office:value-type="float" office:value="2635.47811059908">
            <text:p>2635</text:p>
          </table:table-cell>
          <table:table-cell table:style-name="ce9" table:formula="of:=([.J8]*60)/[.$A$26]" office:value-type="float" office:value="1387.09374242057">
            <text:p>1387</text:p>
          </table:table-cell>
          <table:table-cell table:style-name="ce9" table:formula="of:=[.K8]*[.$A$20]" office:value-type="float" office:value="1098.11587941628">
            <text:p>1098</text:p>
          </table:table-cell>
          <table:table-cell table:style-name="ce12" table:formula="of:=[.K8]*[.$A$23]" office:value-type="float" office:value="1907.25389582828">
            <text:p>1907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Adv. Minigu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table:formula="of:=([.G9]/[.D9] *[.E9])/10" office:value-type="float" office:value="18">
            <text:p>18</text:p>
          </table:table-cell>
          <table:table-cell table:style-name="ce9" table:formula="of:=60/([.C9]+1) * [.B9] * [.D9]" office:value-type="float" office:value="360">
            <text:p>360</text:p>
          </table:table-cell>
          <table:table-cell/>
          <table:table-cell table:style-name="ce3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>
            <text:p>Plasma Minigun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9" table:formula="of:=([.G10]/[.D10] *[.E10])/10" office:value-type="float" office:value="24">
            <text:p>24</text:p>
          </table:table-cell>
          <table:table-cell table:style-name="ce9" table:formula="of:=60/([.C10]+1) * [.B10] * [.D10]" office:value-type="float" office:value="480">
            <text:p>480</text:p>
          </table:table-cell>
          <table:table-cell/>
          <table:table-cell table:style-name="Default" table:number-columns-repeated="2"/>
          <table:table-cell table:style-name="ce13" office:value-type="string">
            <text:p>Min enemy HP</text:p>
          </table:table-cell>
          <table:table-cell table:style-name="ce13" office:value-type="string">
            <text:p>Min enemy HP</text:p>
          </table:table-cell>
          <table:table-cell table:style-name="ce13" office:value-type="string">
            <text:p>Min enemy HP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Weapons</text:p>
          </table:table-cell>
          <table:table-cell table:number-columns-repeated="7"/>
          <table:table-cell table:style-name="ce3"/>
          <table:table-cell table:style-name="Default"/>
          <table:table-cell table:style-name="ce9" table:formula="of:=[.K4]*(1-[.$A$29])" office:value-type="float" office:value="315.456281833616">
            <text:p>315</text:p>
          </table:table-cell>
          <table:table-cell table:style-name="ce9" table:formula="of:=[.L4]*(1-[.$A$29])" office:value-type="float" office:value="249.73622311828">
            <text:p>250</text:p>
          </table:table-cell>
          <table:table-cell table:style-name="ce9" table:formula="of:=[.M4]*(1-[.$A$29])" office:value-type="float" office:value="433.752387521222">
            <text:p>434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lasmagun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9" table:formula="of:=([.G12]/[.D12] *[.E12])/10" office:value-type="float" office:value="58.0645161290323">
            <text:p>58</text:p>
          </table:table-cell>
          <table:table-cell table:style-name="ce9" table:formula="of:=60/([.C12]+1) * [.B12] * [.D12]" office:value-type="float" office:value="580.645161290323">
            <text:p>581</text:p>
          </table:table-cell>
          <table:table-cell table:style-name="ce9" table:formula="of:=AVERAGE([.G12:.G17])" office:value-type="float" office:value="444.809907834101">
            <text:p>445</text:p>
          </table:table-cell>
          <table:table-cell table:style-name="Default" table:number-columns-repeated="2"/>
          <table:table-cell table:style-name="ce9" table:formula="of:=[.K5]*(1-[.$A$29])" office:value-type="float" office:value="479.333616298812">
            <text:p>479</text:p>
          </table:table-cell>
          <table:table-cell table:style-name="ce9" table:formula="of:=[.L5]*(1-[.$A$29])" office:value-type="float" office:value="379.472446236559">
            <text:p>379</text:p>
          </table:table-cell>
          <table:table-cell table:style-name="ce9" table:formula="of:=[.M5]*(1-[.$A$29])" office:value-type="float" office:value="659.083722410866">
            <text:p>659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Wavegun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9" table:formula="of:=([.G13]/[.D13] *[.E13])/10" office:value-type="float" office:value="56.25">
            <text:p>56</text:p>
          </table:table-cell>
          <table:table-cell table:style-name="ce9" table:formula="of:=60/([.C13]+1) * [.B13] * [.D13]" office:value-type="float" office:value="562.5">
            <text:p>563</text:p>
          </table:table-cell>
          <table:table-cell table:number-columns-repeated="3"/>
          <table:table-cell table:style-name="ce9" table:formula="of:=[.K6]*(1-[.$A$29])" office:value-type="float" office:value="643.210950764007">
            <text:p>643</text:p>
          </table:table-cell>
          <table:table-cell table:style-name="ce9" table:formula="of:=[.L6]*(1-[.$A$29])" office:value-type="float" office:value="509.208669354839">
            <text:p>509</text:p>
          </table:table-cell>
          <table:table-cell table:style-name="ce9" table:formula="of:=[.M6]*(1-[.$A$29])" office:value-type="float" office:value="884.415057300509">
            <text:p>884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crogun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9" table:formula="of:=([.G14]/[.D14] *[.E14])/10" office:value-type="float" office:value="12">
            <text:p>12</text:p>
          </table:table-cell>
          <table:table-cell table:style-name="ce9" table:formula="of:=60/([.C14]+1) * [.B14] * [.D14]" office:value-type="float" office:value="120">
            <text:p>120</text:p>
          </table:table-cell>
          <table:table-cell table:number-columns-repeated="3"/>
          <table:table-cell table:style-name="ce9" table:formula="of:=[.K7]*(1-[.$A$29])" office:value-type="float" office:value="807.088285229202">
            <text:p>807</text:p>
          </table:table-cell>
          <table:table-cell table:style-name="ce9" table:formula="of:=[.L7]*(1-[.$A$29])" office:value-type="float" office:value="638.944892473118">
            <text:p>639</text:p>
          </table:table-cell>
          <table:table-cell table:style-name="ce9" table:formula="of:=[.M7]*(1-[.$A$29])" office:value-type="float" office:value="1109.74639219015">
            <text:p>111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Las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5">
            <text:p>1,5</text:p>
          </table:table-cell>
          <table:table-cell table:style-name="ce9" table:formula="of:=([.G15]/[.D15] *[.E15])/10" office:value-type="float" office:value="36">
            <text:p>36</text:p>
          </table:table-cell>
          <table:table-cell table:style-name="ce9" table:formula="of:=60/([.C15]+1) * [.B15] * [.D15]" office:value-type="float" office:value="240">
            <text:p>240</text:p>
          </table:table-cell>
          <table:table-cell table:number-columns-repeated="3"/>
          <table:table-cell table:style-name="ce9" table:formula="of:=[.K8]*(1-[.$A$29])" office:value-type="float" office:value="970.965619694397">
            <text:p>971</text:p>
          </table:table-cell>
          <table:table-cell table:style-name="ce9" table:formula="of:=[.L8]*(1-[.$A$29])" office:value-type="float" office:value="768.681115591398">
            <text:p>769</text:p>
          </table:table-cell>
          <table:table-cell table:style-name="ce9" table:formula="of:=[.M8]*(1-[.$A$29])" office:value-type="float" office:value="1335.0777270798">
            <text:p>1335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TurboLaser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5">
            <text:p>1,5</text:p>
          </table:table-cell>
          <table:table-cell table:style-name="ce9" table:formula="of:=([.G16]/[.D16] *[.E16])/10" office:value-type="float" office:value="72">
            <text:p>72</text:p>
          </table:table-cell>
          <table:table-cell table:style-name="ce9" table:formula="of:=60/([.C16]+1) * [.B16] * [.D16]" office:value-type="float" office:value="480">
            <text:p>480</text:p>
          </table:table-cell>
          <table:table-cell table:number-columns-repeated="3"/>
          <table:table-cell table:style-name="ce13" office:value-type="string">
            <text:p>Max enemy HP</text:p>
          </table:table-cell>
          <table:table-cell table:style-name="ce13" office:value-type="string">
            <text:p>Max enemy HP</text:p>
          </table:table-cell>
          <table:table-cell table:style-name="ce13" office:value-type="string">
            <text:p>Max enemy HP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ideWaveGun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,1</text:p>
          </table:table-cell>
          <table:table-cell table:style-name="ce9" table:formula="of:=([.G17]/[.D17] *[.E17])/10" office:value-type="float" office:value="37.7142857142857">
            <text:p>38</text:p>
          </table:table-cell>
          <table:table-cell table:style-name="ce9" table:formula="of:=60/([.C17]+1) * [.B17] * [.D17]" office:value-type="float" office:value="685.714285714286">
            <text:p>686</text:p>
          </table:table-cell>
          <table:table-cell table:number-columns-repeated="3"/>
          <table:table-cell table:style-name="ce12" table:formula="of:=[.K4]*(1+[.$A$29])" office:value-type="float" office:value="585.847380548145">
            <text:p>586</text:p>
          </table:table-cell>
          <table:table-cell table:style-name="ce12" table:formula="of:=[.L4]*(1+[.$A$29])" office:value-type="float" office:value="463.795842933948">
            <text:p>464</text:p>
          </table:table-cell>
          <table:table-cell table:style-name="ce12" table:formula="of:=[.M4]*(1+[.$A$29])" office:value-type="float" office:value="805.540148253699">
            <text:p>806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 table:formula="of:=[.K5]*(1+[.$A$29])" office:value-type="float" office:value="890.191001697793">
            <text:p>890</text:p>
          </table:table-cell>
          <table:table-cell table:style-name="ce12" table:formula="of:=[.L5]*(1+[.$A$29])" office:value-type="float" office:value="704.734543010753">
            <text:p>705</text:p>
          </table:table-cell>
          <table:table-cell table:style-name="ce12" table:formula="of:=[.M5]*(1+[.$A$29])" office:value-type="float" office:value="1224.01262733447">
            <text:p>122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Low level mod</text:p>
          </table:table-cell>
          <table:table-cell table:number-columns-repeated="9"/>
          <table:table-cell table:style-name="ce12" table:formula="of:=[.K6]*(1+[.$A$29])" office:value-type="float" office:value="1194.53462284744">
            <text:p>1195</text:p>
          </table:table-cell>
          <table:table-cell table:style-name="ce12" table:formula="of:=[.L6]*(1+[.$A$29])" office:value-type="float" office:value="945.673243087558">
            <text:p>946</text:p>
          </table:table-cell>
          <table:table-cell table:style-name="ce12" table:formula="of:=[.M6]*(1+[.$A$29])" office:value-type="float" office:value="1642.48510641523">
            <text:p>1642</text:p>
          </table:table-cell>
          <table:table-cell table:number-columns-repeated="1010"/>
        </table:table-row>
        <table:table-row table:style-name="ro1">
          <table:table-cell table:style-name="ce5" table:formula="of:=((MIN([.G4:.G10])+[.H4])/2)/[.H4]" office:value-type="float" office:value="0.791666666666667">
            <text:p>0,79</text:p>
          </table:table-cell>
          <table:table-cell table:number-columns-repeated="9"/>
          <table:table-cell table:style-name="ce12" table:formula="of:=[.K7]*(1+[.$A$29])" office:value-type="float" office:value="1498.87824399709">
            <text:p>1499</text:p>
          </table:table-cell>
          <table:table-cell table:style-name="ce12" table:formula="of:=[.L7]*(1+[.$A$29])" office:value-type="float" office:value="1186.61194316436">
            <text:p>1187</text:p>
          </table:table-cell>
          <table:table-cell table:style-name="ce12" table:formula="of:=[.M7]*(1+[.$A$29])" office:value-type="float" office:value="2060.957585496">
            <text:p>206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 table:formula="of:=[.K8]*(1+[.$A$29])" office:value-type="float" office:value="1803.22186514674">
            <text:p>1803</text:p>
          </table:table-cell>
          <table:table-cell table:style-name="ce12" table:formula="of:=[.L8]*(1+[.$A$29])" office:value-type="float" office:value="1427.55064324117">
            <text:p>1428</text:p>
          </table:table-cell>
          <table:table-cell table:style-name="ce12" table:formula="of:=[.M8]*(1+[.$A$29])" office:value-type="float" office:value="2479.43006457676">
            <text:p>2479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High level mod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" table:formula="of:=((MAX([.G4:.G10])+[.H4])/2)/[.H4]" office:value-type="float" office:value="1.375">
            <text:p>1,38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>
            <text:p>Enemies per minute</text:p>
          </table:table-cell>
          <table:table-cell/>
          <table:table-cell table:style-name="ce2" office:value-type="string">
            <text:p>Mission length</text:p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float" office:value="114">
            <text:p>114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Enemies HP delta</text:p>
          </table:table-cell>
          <table:table-cell table:number-columns-repeated="1022"/>
        </table:table-row>
        <table:table-row table:style-name="ro1">
          <table:table-cell table:style-name="ce4" office:value-type="float" office:value="0.3">
            <text:p>0,3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1011"/>
        </table:table-row>
        <table:table-row table:style-name="ro2">
          <table:table-cell table:style-name="ce1" office:value-type="string">
            <text:p>Enemy weapon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Ticks per enemy</text:p>
          </table:table-cell>
          <table:table-cell table:style-name="ce2" office:value-type="string">
            <text:p>DPS Mod</text:p>
          </table:table-cell>
          <table:table-cell table:style-name="ce2" office:value-type="string">
            <text:p>Hit chance</text:p>
          </table:table-cell>
          <table:table-cell table:style-name="ce2" office:value-type="string">
            <text:p>Enemy weight</text:p>
          </table:table-cell>
          <table:table-cell table:style-name="ce2" office:value-type="string">
            <text:p>Damage per enemy</text:p>
          </table:table-cell>
          <table:table-cell table:style-name="ce7" office:value-type="string">
            <text:p>DPS to player</text:p>
          </table:table-cell>
          <table:table-cell/>
          <table:table-cell table:style-name="ce7" office:value-type="string">
            <text:p>Total Average EDPS</text:p>
          </table:table-cell>
          <table:table-cell table:style-name="ce7" office:value-type="string">
            <text:p>Total damage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Enemy gu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11">
            <text:p>0,11</text:p>
          </table:table-cell>
          <table:table-cell table:style-name="ce4" office:value-type="float" office:value="4">
            <text:p>4</text:p>
          </table:table-cell>
          <table:table-cell table:style-name="ce10" table:formula="of:=[.B33]*[.C33]*[.D33]*[.E33]" office:value-type="float" office:value="5.775">
            <text:p>5,775</text:p>
          </table:table-cell>
          <table:table-cell table:style-name="ce9" table:formula="of:=([.$A$26]*[.F33]*[.G33]/SUM([.F33:.F35]))/60" office:value-type="float" office:value="5.48625">
            <text:p>5</text:p>
          </table:table-cell>
          <table:table-cell/>
          <table:table-cell table:style-name="ce9" table:formula="of:=AVERAGE([.H33:.H35])" office:value-type="float" office:value="3.4140625">
            <text:p>3</text:p>
          </table:table-cell>
          <table:table-cell table:style-name="ce9" table:formula="of:=[.J33]*[.C26]*60" office:value-type="float" office:value="409.6875">
            <text:p>410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Enemy aim gu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3">
            <text:p>0,23</text:p>
          </table:table-cell>
          <table:table-cell table:style-name="ce4" office:value-type="float" office:value="3">
            <text:p>3</text:p>
          </table:table-cell>
          <table:table-cell table:style-name="ce10" table:formula="of:=[.B34]*[.C34]*[.D34]*[.E34]" office:value-type="float" office:value="5.175">
            <text:p>5,175</text:p>
          </table:table-cell>
          <table:table-cell table:style-name="ce9" table:formula="of:=([.$A$26]*[.F34]*[.G34]/SUM([.F33:.F35]))/60" office:value-type="float" office:value="3.6871875">
            <text:p>4</text:p>
          </table:table-cell>
          <table:table-cell/>
          <table:table-cell table:style-name="ce11" office:value-type="string">
            <text:p>With shields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Enemy lase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45">
            <text:p>0,045</text:p>
          </table:table-cell>
          <table:table-cell table:style-name="ce4" office:value-type="float" office:value="1">
            <text:p>1</text:p>
          </table:table-cell>
          <table:table-cell table:style-name="ce10" table:formula="of:=[.B35]*[.C35]*[.D35]*[.E35]" office:value-type="float" office:value="4.5">
            <text:p>4,5</text:p>
          </table:table-cell>
          <table:table-cell table:style-name="ce9" table:formula="of:=([.$A$26]*[.F35]*[.G35]/SUM([.F33:.F35]))/60" office:value-type="float" office:value="1.06875">
            <text:p>1</text:p>
          </table:table-cell>
          <table:table-cell/>
          <table:table-cell table:style-name="ce12" table:formula="of:=AVERAGE([.H33:.H35])-[.A44]" office:value-type="float" office:value="2.4140625">
            <text:p>2</text:p>
          </table:table-cell>
          <table:table-cell table:style-name="ce12" table:formula="of:=[.J35]*[.C26]*60" office:value-type="float" office:value="289.6875">
            <text:p>290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>
            <text:p>Player HP</text:p>
          </table:table-cell>
          <table:table-cell table:number-columns-repeated="1022"/>
        </table:table-row>
        <table:table-row table:style-name="ro1">
          <table:table-cell table:style-name="ce4"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>
            <text:p>Player SP</text:p>
          </table:table-cell>
          <table:table-cell table:number-columns-repeated="1022"/>
        </table:table-row>
        <table:table-row table:style-name="ro1">
          <table:table-cell table:style-name="ce4"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>
            <text:p>SP regen per second</text:p>
          </table:table-cell>
          <table:table-cell table:number-columns-repeated="1022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Nimbus Sans L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5">25.08.2010</text:date>, <text:time>02:05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1T01:56:43</meta:creation-date>
    <dc:date>2010-08-25T02:05:11</dc:date>
    <meta:editing-duration>PT09H50M49S</meta:editing-duration>
    <meta:editing-cycles>40</meta:editing-cycles>
    <meta:generator>OpenOffice.org/3.2$Unix OpenOffice.org_project/320m12$Build-9483</meta:generator>
    <meta:document-statistic meta:table-count="3" meta:cell-count="225" meta:object-count="0"/>
  </office:meta>
</office:document-meta>
</file>